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mparison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1" table:style-name="ta2">
        <table:shapes>
          <draw:frame draw:z-index="0" draw:style-name="gr1" draw:text-style-name="P1" svg:width="159.99mm" svg:height="89.99mm" svg:x="1mm" svg:y="23.58mm">
            <draw:object draw:notify-on-update-of-ranges="Tabelle1.A1:Tabelle1.A1 Tabelle1.B1:Tabelle1.E1 Tabelle1.A2:Tabelle1.A2 Tabelle1.B2:Tabelle1.E2 Tabelle1.A3:Tabelle1.A3 Tabelle1.B3:Tabelle1.E3 Tabelle1.A4:Tabelle1.A4 Tabelle1.B4:Tabelle1.E4 Tabelle1.A5:Tabelle1.A5 Tabelle1.B5:Tabelle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oupsize</text:p>
          </table:table-cell>
          <table:table-cell office:value-type="float" office:value="10485760" calcext:value-type="float">
            <text:p>1048576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29" calcext:value-type="float">
            <text:p>1,29</text:p>
          </table:table-cell>
          <table:table-cell office:value-type="float" office:value="0.1349" calcext:value-type="float">
            <text:p>0,1349</text:p>
          </table:table-cell>
          <table:table-cell office:value-type="float" office:value="0.0681" calcext:value-type="float">
            <text:p>0,0681</text:p>
          </table:table-cell>
          <table:table-cell office:value-type="float" office:value="0.0103" calcext:value-type="float">
            <text:p>0,0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42" calcext:value-type="float">
            <text:p>0,942</text:p>
          </table:table-cell>
          <table:table-cell office:value-type="float" office:value="0.0986" calcext:value-type="float">
            <text:p>0,0986</text:p>
          </table:table-cell>
          <table:table-cell office:value-type="float" office:value="0.0533" calcext:value-type="float">
            <text:p>0,0533</text:p>
          </table:table-cell>
          <table:table-cell office:value-type="float" office:value="0.0119" calcext:value-type="float">
            <text:p>0,01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188" calcext:value-type="float">
            <text:p>0,9188</text:p>
          </table:table-cell>
          <table:table-cell office:value-type="float" office:value="0.0982" calcext:value-type="float">
            <text:p>0,0982</text:p>
          </table:table-cell>
          <table:table-cell office:value-type="float" office:value="0.0495" calcext:value-type="float">
            <text:p>0,0495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249" calcext:value-type="float">
            <text:p>0,9249</text:p>
          </table:table-cell>
          <table:table-cell office:value-type="float" office:value="0.0956" calcext:value-type="float">
            <text:p>0,0956</text:p>
          </table:table-cell>
          <table:table-cell office:value-type="float" office:value="0.0503" calcext:value-type="float">
            <text:p>0,0503</text:p>
          </table:table-cell>
          <table:table-cell office:value-type="float" office:value="0.0088" calcext:value-type="float">
            <text:p>0,00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Wodtke</meta:initial-creator>
    <meta:creation-date>2016-04-28T13:18:26.285204995</meta:creation-date>
    <dc:date>2016-04-28T14:00:45.400314513</dc:date>
    <dc:creator>Marius Wodtke</dc:creator>
    <meta:editing-duration>PT27M8S</meta:editing-duration>
    <meta:editing-cycles>2</meta:editing-cycles>
    <meta:generator>LibreOffice/4.4.7.2$Linux_X86_64 LibreOffice_project/40$Build-2</meta:generator>
    <meta:document-statistic meta:table-count="2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71cm" svg:y="0.316cm" chart:style-name="ch2">
          <text:p>Executiontime by groupsize</text:p>
        </chart:title>
        <chart:legend chart:legend-position="end" svg:x="14.689cm" svg:y="3.454cm" style:legend-expansion="high" chart:style-name="ch3"/>
        <chart:plot-area chart:style-name="ch4" table:cell-range-address="Tabelle1.A1:Tabelle1.E5" chart:data-source-has-labels="both" svg:x="1.331cm" svg:y="1.275cm" svg:width="13.038cm" svg:height="6.564cm">
          <chartooo:coordinate-region svg:x="2.429cm" svg:y="1.474cm" svg:width="11.94cm" svg:height="5.718cm"/>
          <chart:axis chart:dimension="x" chart:name="primary-x" chart:style-name="ch5" chartooo:axis-type="auto">
            <chartooo:date-scale/>
            <chart:title svg:x="6.92cm" svg:y="8.019cm" chart:style-name="ch6">
              <text:p>Vektorgröße</text:p>
            </chart:title>
            <chart:categories table:cell-range-address="Tabelle1.B1:Tabelle1.E1"/>
            <chart:grid chart:style-name="ch7" chart:class="major"/>
          </chart:axis>
          <chart:axis chart:dimension="y" chart:name="primary-y" chart:style-name="ch8">
            <chart:title svg:x="0.451cm" svg:y="5.329cm" chart:style-name="ch9">
              <text:p>Zeit in ms</text:p>
            </chart:title>
            <chart:grid chart:style-name="ch7" chart:class="major"/>
          </chart:axis>
          <chart:series chart:style-name="ch10" chart:values-cell-range-address="Tabelle1.B2:Tabelle1.E2" chart:label-cell-address="Tabelle1.A2:Tabelle1.A2" chart:class="chart:bar">
            <chart:data-point chart:repeated="4"/>
          </chart:series>
          <chart:series chart:style-name="ch11" chart:values-cell-range-address="Tabelle1.B3:Tabelle1.E3" chart:label-cell-address="Tabelle1.A3:Tabelle1.A3" chart:class="chart:bar">
            <chart:data-point chart:repeated="4"/>
          </chart:series>
          <chart:series chart:style-name="ch12" chart:values-cell-range-address="Tabelle1.B4:Tabelle1.E4" chart:label-cell-address="Tabelle1.A4:Tabelle1.A4" chart:class="chart:bar">
            <chart:data-point chart:repeated="4"/>
          </chart:series>
          <chart:series chart:style-name="ch13" chart:values-cell-range-address="Tabelle1.B5:Tabelle1.E5" chart:label-cell-address="Tabelle1.A5:Tabelle1.A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485760">
                <text:p>10485760</text:p>
                <draw:g>
                  <svg:desc>Tabelle1.B1:Tabelle1.E1</svg:desc>
                </draw:g>
              </table:table-cell>
              <table:table-cell office:value-type="float" office:value="1048576">
                <text:p>1048580</text:p>
              </table:table-cell>
              <table:table-cell office:value-type="float" office:value="524288">
                <text:p>524290</text:p>
              </table:table-cell>
              <table:table-cell office:value-type="float" office:value="1024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Tabelle1.A2:Tabelle1.A2</svg:desc>
                </draw:g>
              </table:table-cell>
              <table:table-cell office:value-type="float" office:value="1.29">
                <text:p>1.29</text:p>
                <draw:g>
                  <svg:desc>Tabelle1.B2:Tabelle1.E2</svg:desc>
                </draw:g>
              </table:table-cell>
              <table:table-cell office:value-type="float" office:value="0.1349">
                <text:p>0.1349</text:p>
              </table:table-cell>
              <table:table-cell office:value-type="float" office:value="0.0681">
                <text:p>0.0681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128</text:p>
                <draw:g>
                  <svg:desc>Tabelle1.A3:Tabelle1.A3</svg:desc>
                </draw:g>
              </table:table-cell>
              <table:table-cell office:value-type="float" office:value="0.942">
                <text:p>0.942</text:p>
                <draw:g>
                  <svg:desc>Tabelle1.B3:Tabelle1.E3</svg:desc>
                </draw:g>
              </table:table-cell>
              <table:table-cell office:value-type="float" office:value="0.0986">
                <text:p>0.0986</text:p>
              </table:table-cell>
              <table:table-cell office:value-type="float" office:value="0.0533">
                <text:p>0.0533</text:p>
              </table:table-cell>
              <table:table-cell office:value-type="float" office:value="0.0119">
                <text:p>0.0119</text:p>
              </table:table-cell>
            </table:table-row>
            <table:table-row>
              <table:table-cell office:value-type="string">
                <text:p>256</text:p>
                <draw:g>
                  <svg:desc>Tabelle1.A4:Tabelle1.A4</svg:desc>
                </draw:g>
              </table:table-cell>
              <table:table-cell office:value-type="float" office:value="0.9188">
                <text:p>0.9188</text:p>
                <draw:g>
                  <svg:desc>Tabelle1.B4:Tabelle1.E4</svg:desc>
                </draw:g>
              </table:table-cell>
              <table:table-cell office:value-type="float" office:value="0.0982">
                <text:p>0.0982</text:p>
              </table:table-cell>
              <table:table-cell office:value-type="float" office:value="0.0495">
                <text:p>0.049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12</text:p>
                <draw:g>
                  <svg:desc>Tabelle1.A5:Tabelle1.A5</svg:desc>
                </draw:g>
              </table:table-cell>
              <table:table-cell office:value-type="float" office:value="0.9249">
                <text:p>0.9249</text:p>
                <draw:g>
                  <svg:desc>Tabelle1.B5:Tabelle1.E5</svg:desc>
                </draw:g>
              </table:table-cell>
              <table:table-cell office:value-type="float" office:value="0.0956">
                <text:p>0.0956</text:p>
              </table:table-cell>
              <table:table-cell office:value-type="float" office:value="0.0503">
                <text:p>0.0503</text:p>
              </table:table-cell>
              <table:table-cell office:value-type="float" office:value="0.0088">
                <text:p>0.0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